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font-name="Monaco1" fo:font-size="9pt" style:font-size-asian="9pt" style:font-size-complex="9pt"/>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9" style:family="paragraph" style:parent-style-name="List">
      <style:text-properties fo:font-style="italic" style:font-style-asian="italic" style:font-style-complex="italic"/>
    </style:style>
    <style:style style:name="P10" style:family="paragraph" style:parent-style-name="List">
      <style:paragraph-properties fo:margin-left="2.341cm" fo:margin-right="0cm" fo:text-indent="0cm" style:auto-text-indent="false"/>
    </style:style>
    <style:style style:name="P11" style:family="paragraph" style:parent-style-name="List">
      <style:paragraph-properties fo:margin-left="2.999cm" fo:margin-right="0cm" fo:text-indent="-0.654cm" style:auto-text-indent="false">
        <style:tab-stops>
          <style:tab-stop style:position="0.665cm"/>
        </style:tab-stops>
      </style:paragraph-properties>
    </style:style>
    <style:style style:name="P12" style:family="paragraph" style:parent-style-name="List">
      <style:paragraph-properties fo:margin-top="0cm" fo:margin-bottom="0.212cm" fo:background-color="transparent">
        <style:background-image/>
      </style:paragraph-properties>
    </style:style>
    <style:style style:name="P13" style:family="paragraph" style:parent-style-name="Contents_20_2">
      <style:paragraph-properties>
        <style:tab-stops>
          <style:tab-stop style:position="0cm"/>
        </style:tab-stops>
      </style:paragraph-properties>
    </style:style>
    <style:style style:name="P14" style:family="paragraph" style:parent-style-name="Contents_20_1">
      <style:paragraph-properties>
        <style:tab-stops>
          <style:tab-stop style:position="0cm"/>
          <style:tab-stop style:position="3cm"/>
        </style:tab-stops>
      </style:paragraph-properties>
    </style:style>
    <style:style style:name="P15" style:family="paragraph" style:parent-style-name="Standard" style:master-page-name="Index">
      <style:paragraph-properties style:page-number="auto"/>
    </style:style>
    <style:style style:name="P16" style:family="paragraph" style:parent-style-name="Standard">
      <style:text-properties style:font-name="Monaco1" fo:font-size="9pt" style:font-size-asian="9pt" style:font-size-complex="9pt"/>
    </style:style>
    <style:style style:name="P17" style:family="paragraph" style:parent-style-name="Standard" style:list-style-name="">
      <style:paragraph-properties fo:text-align="start" style:justify-single-word="false" style:text-autospace="none"/>
    </style:style>
    <style:style style:name="P18" style:family="paragraph" style:parent-style-name="Heading_20_1" style:master-page-name="Standard">
      <style:paragraph-properties style:page-number="auto"/>
    </style:style>
    <style:style style:name="P19" style:family="paragraph" style:parent-style-name="Heading_20_1">
      <style:paragraph-properties fo:break-before="page"/>
    </style:style>
    <style:style style:name="P20"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T7" style:family="text">
      <style:text-properties fo:color="#666666" style:font-name="LucidaGrande" fo:font-size="10pt" fo:text-shadow="1pt 1pt" style:font-name-asian="LucidaGrande" style:font-size-asian="10pt" style:font-name-complex="LucidaGrande" style:font-size-complex="10pt"/>
    </style:style>
    <style:style style:name="T8" style:family="text">
      <style:text-properties fo:color="#0018e8" style:font-name="LucidaGrande" fo:font-size="10pt" fo:text-shadow="1pt 1pt" style:text-underline-style="solid" style:text-underline-width="auto" style:text-underline-color="#0018e8" style:font-name-asian="LucidaGrande" style:font-size-asian="10pt" style:font-name-complex="LucidaGrand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6"/>
      <text:p text:style-name="P8">SOGo – Inverse Edition 1.3.2</text:p>
      <text:p text:style-name="P7">Mobile Devices Configuration Guide</text:p>
      <text:p text:style-name="P3"/>
      <text:p text:style-name="P15">Copyright © <text:s/>2009-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2 – September 2010</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20">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Chapter 1<text:tab/>About this Guide <text:s text:c="2"/><text:tab/>2</text:p>
          <text:p text:style-name="P14">Chapter 2<text:tab/>Introduction <text:s text:c="2"/><text:tab/>3</text:p>
          <text:p text:style-name="P14">Chapter 3<text:tab/>Installation <text:s text:c="2"/><text:tab/>4</text:p>
          <text:p text:style-name="P13">Funambol SyncML Client <text:s text:c="2"/><text:tab/>4</text:p>
          <text:p text:style-name="P13">NextHaus SyncJe <text:s text:c="2"/><text:tab/>4</text:p>
          <text:p text:style-name="P13">Synthesis SyncML Client <text:s text:c="2"/><text:tab/>5</text:p>
          <text:p text:style-name="P14">Chapter 4<text:tab/>Configuration <text:s text:c="2"/><text:tab/>6</text:p>
          <text:p text:style-name="P13">Funambol SyncML Client <text:s text:c="2"/><text:tab/>6</text:p>
          <text:p text:style-name="P13">NextHaus SyncJe <text:s text:c="2"/><text:tab/>7</text:p>
          <text:p text:style-name="P13">Synthesis SyncML Client <text:s text:c="2"/><text:tab/>8</text:p>
          <text:p text:style-name="P13">Apple iPhone OS <text:s text:c="2"/><text:tab/>9</text:p>
          <text:p text:style-name="P14">Chapter 5<text:tab/>Additional Information <text:s text:c="2"/><text:tab/>10</text:p>
          <text:p text:style-name="P14">Chapter 6<text:tab/>Commercial Support and Contact Information <text:s text:c="2"/><text:tab/>11</text:p>
        </text:index-body>
      </text:table-of-content>
      <text:p text:style-name="Standard"/>
      <text:h text:style-name="P18"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and iPod touch).</text:p>
      <text:p text:style-name="Standard">The instructions are based on version 1.3.2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9"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9"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10"><text:tab/>From the <text:span text:style-name="T2">Tools</text:span> menu, choose <text:span text:style-name="T2">Options...:</text:span></text:p>
      <text:p text:style-name="P11">❏<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10">❏<text:tab/>Specify your username and password</text:p>
      <text:p text:style-name="P12">❏<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2">❏<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2">❏<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10">❏<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soft-page-break/>❏<text:tab/>Delete this entry. </text:p>
      <text:p text:style-name="P2"/>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soft-page-break/>❏<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text:soft-page-break/>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p text:style-name="Standard"/>
      <text:h text:style-name="Heading_20_2" text:outline-level="2">Apple iPhone OS</text:h>
      <text:p text:style-name="Standard">Starting from iPhone OS 3.0, Apple has added CalDAV support to the calendar application included in the iPhone OS.</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soft-page-break/>❏<text:tab/>Choose <text:span text:style-name="T2">Add CalDAV Account</text:span></text:p>
      <text:p text:style-name="List">❏<text:tab/>Specify the <text:span text:style-name="T2">Server</text:span>, it should <text:span text:style-name="T6">http://sogo.domain.com/SOGo/dav/your_username</text:span></text:p>
      <text:p text:style-name="P9"/>
      <text:p text:style-name="Standard">On iPhone OS 3.1.2,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P9"/>
      <text:p text:style-name="Standard">Note that other options (<text:span text:style-name="T2">Events 2 Weeks Back</text:span>, etc.) do not work right now.</text:p>
      <text:p text:style-name="Standard">If you want to synchronize contacts with Apple iPhone / iPod, you must install the Funambol client and configure the <text:span text:style-name="T6">sogo-card</text:span> source.</text:p>
      <text:p text:style-name="Standard">Since iPhone OS 4, you can also use the native address book application with SOGo using the CardDAV protocol.</text:p>
      <text:p text:style-name="Standard">In order to make this work, you must add a new VirtualHost configuration section in your Apache configuration file in order to listen on port 8843 and handle requests coming from iPhone devices.</text:p>
      <text:p text:style-name="Standard">The VirtualHost should be defined like :</text:p>
      <text:p text:style-name="P5">&lt;VirtualHost *:8843&gt;</text:p>
      <text:p text:style-name="P5"><text:s text:c="2"/>RewriteEngine Off</text:p>
      <text:p text:style-name="P5"><text:s text:c="2"/>SSLEngine on</text:p>
      <text:p text:style-name="P5"><text:s text:c="2"/>SSLCipherSuite ALL:!ADH:!EXPORT56:RC4+RSA:+HIGH:+MEDIUM:+LOW:+SSLv2:+EXP</text:p>
      <text:p text:style-name="P5"><text:s text:c="2"/>SSLCertificateFile /usr/lib/ssl/misc/YOUCERT.crt</text:p>
      <text:p text:style-name="P5"><text:s text:c="2"/>SSLCertificateKeyFile /usr/lib/ssl/misc/YOURKEY.key</text:p>
      <text:p text:style-name="P5"><text:s text:c="2"/>SSLCACertificateFile /usr/lib/ssl/misc/demoCA/cacert.pem</text:p>
      <text:p text:style-name="P5"><text:s text:c="2"/>ProxyRequests Off</text:p>
      <text:p text:style-name="P5"><text:s text:c="2"/>SetEnv proxy-nokeepalive 1</text:p>
      <text:p text:style-name="P5"><text:s text:c="2"/>ProxyPreserveHost On</text:p>
      <text:p text:style-name="P5"><text:s text:c="2"/>ProxyPassInterpolateEnv On</text:p>
      <text:p text:style-name="P5"><text:s text:c="2"/>ProxyPass /principals http://127.0.0.1:20000/SOGo/dav/ interpolate</text:p>
      <text:p text:style-name="P5"><text:s text:c="2"/>ProxyPass /SOGo http://127.0.0.1:20000/SOGo interpolate</text:p>
      <text:p text:style-name="P5"><text:s text:c="2"/>ProxyPass / http://127.0.0.1:20000/SOGo/dav/ interpolate</text:p>
      <text:p text:style-name="P5"><text:soft-page-break/></text:p>
      <text:p text:style-name="P5"><text:s text:c="2"/>&lt;Location /&gt;</text:p>
      <text:p text:style-name="P5"><text:s text:c="4"/>Order allow,deny</text:p>
      <text:p text:style-name="P5"><text:s text:c="4"/>Allow from all</text:p>
      <text:p text:style-name="P5"><text:s text:c="2"/>&lt;/Location&gt;</text:p>
      <text:p text:style-name="P5"><text:s text:c="2"/>&lt;Proxy http://127.0.0.1:20000&gt;</text:p>
      <text:p text:style-name="P5"><text:s text:c="4"/>RequestHeader set "x-webobjects-server-port" "8843"</text:p>
      <text:p text:style-name="P5"><text:s text:c="4"/>RequestHeader set "x-webobjects-server-name" "acme.com:8843"</text:p>
      <text:p text:style-name="P5"><text:s text:c="4"/>RequestHeader set "x-webobjects-server-url" "https://acme.com:8843"</text:p>
      <text:p text:style-name="P5"><text:s text:c="4"/>RequestHeader set "x-webobjects-server-protocol" "HTTP/1.0"</text:p>
      <text:p text:style-name="P5"><text:s text:c="4"/>RequestHeader set "x-webobjects-remote-host" "127.0.0.1"</text:p>
      <text:p text:style-name="P5"><text:s text:c="4"/>AddDefaultCharset UTF-8</text:p>
      <text:p text:style-name="P5"><text:s text:c="2"/>&lt;/Proxy&gt;</text:p>
      <text:p text:style-name="P5"><text:s text:c="2"/>ErrorLog /var/log/apache2/ab-error.log</text:p>
      <text:p text:style-name="P5"><text:s text:c="2"/>CustomLog /var/log/apache2/ab-access.log combined</text:p>
      <text:p text:style-name="P5">&lt;/VirtualHost&gt;</text:p>
      <text:h text:style-name="P19"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9-2010 Inverse inc.<text:tab/><text:chapter text:display="name" text:outline-level="1">Introduction</text:chapter><text:tab/><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73</meta:editing-cycles>
    <meta:editing-duration>PT03H04M30S</meta:editing-duration>
    <dc:date>2010-09-21T10:35:50</dc:date>
    <meta:document-statistic meta:table-count="0" meta:image-count="2" meta:object-count="0" meta:page-count="15" meta:paragraph-count="183" meta:word-count="2076" meta:character-count="13839"/>
    <meta:user-defined meta:name="Info 1"/>
    <meta:user-defined meta:name="Info 2"/>
    <meta:user-defined meta:name="Info 3"/>
    <meta:user-defined meta:name="Info 4"/>
  </office:meta>
</office:document-meta>
</file>